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78CE00003CF15720E3BF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fo:margin-left="0cm" table:align="left"/>
    </style:style>
    <style:style style:name="Table1.A" style:family="table-column">
      <style:table-column-properties style:column-width="16.00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officeooo:paragraph-rsid="003ccf87"/>
    </style:style>
    <style:style style:name="P4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.499cm" fo:margin-bottom="0cm" style:contextual-spacing="false" fo:line-height="100%" fo:text-align="center" style:justify-single-word="false" style:writing-mode="lr-tb"/>
      <style:text-properties officeooo:paragraph-rsid="00421c7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d1a0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07e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fdf8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07e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cf87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1c75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6">2</text:span><text:span text:style-name="T2">.</text:span><text:span text:style-name="T6">5</text:span><text:span text:style-name="T5">.</text:span><text:span text:style-name="T1"> </text:span><text:span text:style-name="T6">Laberinto</text:span></text:p>
      <text:p text:style-name="P2"/>
      <text:p text:style-name="P1"><text:bookmark text:name="docs-internal-guid-b70a7898-3ef0-19ef-5ba9-09e138279b50"/><text:span text:style-name="T7">¿Te acordás del ratón que escapó de la jaula? Resulta que a la salida lo estaban esperando para ponerlo en un laberinto y ver si podía escaparse de él. Por suerte, en el laberinto también hay flechas que marcan el camino y sabe que tiene que dar 20 pasos para salir. </text:span><text:span text:style-name="T10">C</text:span><text:span text:style-name="T7">onstruí y probá el procedimiento </text:span><text:span text:style-name="T14">SalirDelLaberinto</text:span><text:span text:style-name="T13"> </text:span><text:span text:style-name="T7">que le indique al ratón lo que debe hacer para salir. Te mostramos algunos laberintos, y cómo tiene que quedar al terminar:</text:span></text:p>
      <text:p text:style-name="P9"><text:span text:style-name="T13"><draw:frame draw:style-name="fr1" draw:name="Image1" text:anchor-type="as-char" svg:width="7.001cm" svg:height="3.53cm" draw:z-index="0"><draw:image xlink:href="https://lh4.googleusercontent.com/2lg36SBXjWySAeFnjveFgNsMRFi1cV6p_ztOixyR2lrWZrybyGMV781T_oT2sXDI53LAuqbVGsJYZwHZHZcsDt-ySSwIJFk5ADWcKx_hQFGuFI_qO4v4q2_lRCmF3qSGdjtZDdlD" xlink:type="simple" xlink:show="embed" xlink:actuate="onLoad"/><svg:title>Laberinto-tablerosVestidos1.png</svg:title></draw:frame></text:span><text:span text:style-name="T13"> <text:s text:c="10"/></text:span><text:span text:style-name="T13"><draw:frame draw:style-name="fr1" draw:name="Image2" text:anchor-type="as-char" svg:width="7.001cm" svg:height="3.53cm" draw:z-index="1"><draw:image xlink:href="https://lh3.googleusercontent.com/gxX6JaNKpcaAEqikr_oYoSfMc-bH9CS2v0fBUMC6yHQg1PfmQy8gHrQRWHEGw_DeVhjFFgv0IH1wSUSK4mvPX-lxWLnWdAaRROs97NsKHDR3k6W_QybTgrtRr5MHolMAU46r3Iz1" xlink:type="simple" xlink:show="embed" xlink:actuate="onLoad"/><svg:title>Laberinto-tablerosVestidos2.png</svg:title></draw:frame></text:span></text:p>
      <text:p text:style-name="P9"><text:span text:style-name="T13"><draw:frame draw:style-name="fr1" draw:name="Image3" text:anchor-type="as-char" svg:width="7.001cm" svg:height="3.53cm" draw:z-index="2"><draw:image xlink:href="https://lh5.googleusercontent.com/Ump5myXNLc3mqjmrsJ9ehnKua5kYnEZGvAEU-HN5scheJUXEazlXg6UKb0zwxv3kfcQ5hUbTAB1YvJJdM6wGBAVH3er8rW1ldurYecTglFXRszxbuH7Qzu97ER4JhyFj17w786RB" xlink:type="simple" xlink:show="embed" xlink:actuate="onLoad"/></draw:frame></text:span><text:span text:style-name="T13"> <text:s text:c="10"/></text:span><text:span text:style-name="T13"><draw:frame draw:style-name="fr1" draw:name="Image4" text:anchor-type="as-char" svg:width="7.001cm" svg:height="3.53cm" draw:z-index="3"><draw:image xlink:href="Pictures/20000009000078CE00003CF15720E3BF.svm" xlink:type="simple" xlink:show="embed" xlink:actuate="onLoad"/></draw:frame></text:span></text:p>
      <text:p text:style-name="Text_20_body"/>
      <text:p text:style-name="P7">La idea es fácil: en cada paso hay que ver para dónde apunta la flecha, y sacarla antes de moverse. Revisá los procedimientos y funciones primitivos para ver cómo hacer. ¡Todos las herramientas son conocidas, pero hay que usarlas juntas!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1">Pastilla:</text:span><text:span text:style-name="T13"> </text:span><text:span text:style-name="T7">Consejo</text:span></text:p>
            <text:p text:style-name="P5"><text:span text:style-name="T7">Podés definir un procedimiento </text:span><text:span text:style-name="T14">AvanzarUnPasoSiguiendoLaFlecha</text:span><text:span text:style-name="T13"> </text:span><text:span text:style-name="T7">para hacer uno de los movimientos. Para hacerlo podés mirar cómo hiciste en </text:span><text:span text:style-name="T13">“</text:span><text:span text:style-name="T12">Escapar de la jaula”</text:span><text:span text:style-name="T7">, porque la idea es parecida...</text:span></text:p>
          </table:table-cell>
        </table:table-row>
      </table:table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01T16:47:28.653000000</dc:date>
    <meta:editing-duration>PT2H48M28S</meta:editing-duration>
    <meta:editing-cycles>42</meta:editing-cycles>
    <meta:generator>LibreOffice/4.2.5.2$Windows_x86 LibreOffice_project/6ff819b65674ae6c83f3cbab9e4a4c2b292a7a94</meta:generator>
    <meta:document-statistic meta:table-count="1" meta:image-count="4" meta:object-count="0" meta:page-count="1" meta:paragraph-count="7" meta:word-count="151" meta:character-count="933" meta:non-whitespace-character-count="765"/>
  </office:meta>
</office:document-meta>
</file>